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 style:list-style-name="L1">
      <style:paragraph-properties fo:padding="0.049cm" fo:border="0.002cm solid #e3e3e3"/>
    </style:style>
    <style:style style:name="P3" style:family="paragraph" style:parent-style-name="Text_20_body" style:list-style-name="L2">
      <style:paragraph-properties fo:padding="0.049cm" fo:border="0.002cm solid #e3e3e3"/>
    </style:style>
    <style:style style:name="P4" style:family="paragraph" style:parent-style-name="Text_20_body" style:list-style-name="L3">
      <style:paragraph-properties fo:padding="0.049cm" fo:border="0.002cm solid #e3e3e3"/>
    </style:style>
    <style:style style:name="P5" style:family="paragraph" style:parent-style-name="Text_20_body" style:list-style-name="L4">
      <style:paragraph-properties fo:padding="0.049cm" fo:border="0.002cm solid #e3e3e3"/>
    </style:style>
    <style:style style:name="P6" style:family="paragraph" style:parent-style-name="Text_20_body" style:list-style-name="L5">
      <style:paragraph-properties fo:padding="0.049cm" fo:border="0.002cm solid #e3e3e3"/>
    </style:style>
    <style:style style:name="P7" style:family="paragraph" style:parent-style-name="Text_20_body" style:list-style-name="L6">
      <style:paragraph-properties fo:padding="0.049cm" fo:border="0.002cm solid #e3e3e3"/>
    </style:style>
    <style:style style:name="P8" style:family="paragraph" style:parent-style-name="Text_20_body" style:list-style-name="L1">
      <style:paragraph-properties fo:margin-top="0cm" fo:margin-bottom="0cm" fo:padding="0.049cm" fo:border="0.002cm solid #e3e3e3"/>
    </style:style>
    <style:style style:name="P9" style:family="paragraph" style:parent-style-name="Text_20_body" style:list-style-name="L2">
      <style:paragraph-properties fo:margin-top="0cm" fo:margin-bottom="0cm" fo:padding="0.049cm" fo:border="0.002cm solid #e3e3e3"/>
    </style:style>
    <style:style style:name="P10" style:family="paragraph" style:parent-style-name="Text_20_body" style:list-style-name="L3">
      <style:paragraph-properties fo:margin-top="0cm" fo:margin-bottom="0cm" fo:padding="0.049cm" fo:border="0.002cm solid #e3e3e3"/>
    </style:style>
    <style:style style:name="P11" style:family="paragraph" style:parent-style-name="Text_20_body" style:list-style-name="L4">
      <style:paragraph-properties fo:margin-top="0cm" fo:margin-bottom="0cm" fo:padding="0.049cm" fo:border="0.002cm solid #e3e3e3"/>
    </style:style>
    <style:style style:name="P12" style:family="paragraph" style:parent-style-name="Text_20_body" style:list-style-name="L5">
      <style:paragraph-properties fo:margin-top="0cm" fo:margin-bottom="0cm" fo:padding="0.049cm" fo:border="0.002cm solid #e3e3e3"/>
    </style:style>
    <style:style style:name="P13" style:family="paragraph" style:parent-style-name="Text_20_body" style:list-style-name="L6">
      <style:paragraph-properties fo:margin-top="0cm" fo:margin-bottom="0cm" fo:padding="0.049cm" fo:border="0.002cm solid #e3e3e3"/>
    </style:style>
    <style:style style:name="P14" style:family="paragraph" style:parent-style-name="Preformatted_20_Text">
      <style:paragraph-properties fo:margin-top="0cm" fo:margin-bottom="0.499cm" fo:padding="0.049cm" fo:border="0.002cm solid #e3e3e3" style:writing-mode="lr-tb"/>
    </style:style>
    <style:style style:name="P15" style:family="paragraph" style:parent-style-name="Preformatted_20_Text">
      <style:paragraph-properties fo:padding="0.049cm" fo:border="0.002cm solid #e3e3e3"/>
    </style:style>
    <style:style style:name="P16" style:family="paragraph" style:parent-style-name="Preformatted_20_Text">
      <style:paragraph-properties fo:padding="0.049cm" fo:border="0.002cm solid #e3e3e3" style:writing-mode="lr-tb"/>
    </style:style>
    <style:style style:name="P17" style:family="paragraph" style:parent-style-name="Heading_20_3">
      <style:paragraph-properties fo:padding="0.049cm" fo:border="0.002cm solid #e3e3e3"/>
    </style:style>
    <style:style style:name="P18" style:family="paragraph" style:parent-style-name="Heading_20_4">
      <style:paragraph-properties fo:padding="0.049cm" fo:border="0.002cm solid #e3e3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jemplo de Programa sin Enfoque Orientado a Objetos</text:h>
      <text:p text:style-name="P1">Primero, comencemos con un programa simple en Java que aplica múltiples decoraciones a un texto, pero lo hace sin un enfoque orientado a objetos. Este programa utilizará métodos estáticos y controlará la lógica de decoración mediante condiciones.</text:p>
      <text:p text:style-name="P15">java</text:p>
      <text:p text:style-name="P15">Copy code</text:p>
      <text:p text:style-name="P16"><text:span text:style-name="Source_20_Text">public class TextDecorator {</text:span></text:p>
      <text:p text:style-name="P16"><text:span text:style-name="Source_20_Text"><text:s text:c="4"/>public static void main(String[] args) {</text:span></text:p>
      <text:p text:style-name="P16"><text:span text:style-name="Source_20_Text"><text:s text:c="8"/>String text = "Hello, World!";</text:span></text:p>
      <text:p text:style-name="P16"><text:span text:style-name="Source_20_Text"><text:s text:c="8"/>System.out.println(decorateText(text, true, false, true));</text:span></text:p>
      <text:p text:style-name="P16"><text:span text:style-name="Source_20_Text"><text:s text:c="4"/>}</text:span></text:p>
      <text:p text:style-name="P16"/>
      <text:p text:style-name="P16"><text:span text:style-name="Source_20_Text"><text:s text:c="4"/>public static String decorateText(String text, boolean toUpperCase, boolean addExclamation, boolean addStars) {</text:span></text:p>
      <text:p text:style-name="P16"><text:span text:style-name="Source_20_Text"><text:s text:c="8"/>if (toUpperCase) {</text:span></text:p>
      <text:p text:style-name="P16"><text:span text:style-name="Source_20_Text"><text:s text:c="12"/>text = text.toUpperCase();</text:span></text:p>
      <text:p text:style-name="P16"><text:span text:style-name="Source_20_Text"><text:s text:c="8"/>}</text:span></text:p>
      <text:p text:style-name="P16"><text:span text:style-name="Source_20_Text"><text:s text:c="8"/>if (addExclamation) {</text:span></text:p>
      <text:p text:style-name="P16"><text:span text:style-name="Source_20_Text"><text:s text:c="12"/>text += "!!!";</text:span></text:p>
      <text:p text:style-name="P16"><text:span text:style-name="Source_20_Text"><text:s text:c="8"/>}</text:span></text:p>
      <text:p text:style-name="P16"><text:span text:style-name="Source_20_Text"><text:s text:c="8"/>if (addStars) {</text:span></text:p>
      <text:p text:style-name="P16"><text:span text:style-name="Source_20_Text"><text:s text:c="12"/>text = "***" + text + "***";</text:span></text:p>
      <text:p text:style-name="P16"><text:span text:style-name="Source_20_Text"><text:s text:c="8"/>}</text:span></text:p>
      <text:p text:style-name="P16"><text:span text:style-name="Source_20_Text"><text:s text:c="8"/>return text;</text:span></text:p>
      <text:p text:style-name="P16"><text:span text:style-name="Source_20_Text"><text:s text:c="4"/>}</text:span></text:p>
      <text:p text:style-name="P14"><text:span text:style-name="Source_20_Text">}</text:span></text:p>
      <text:h text:style-name="P17" text:outline-level="3">Problemas y Limitaciones del Código Original</text:h>
      <text:list xml:id="list8570919252085873722" text:style-name="L1">
        <text:list-item>
          <text:p text:style-name="P8"><text:span text:style-name="Strong_20_Emphasis">Alta dependencia</text:span>: La función <text:span text:style-name="Source_20_Text">decorateText</text:span> está altamente acoplada con todas las posibles decoraciones. Cada vez que queramos añadir una nueva decoración, necesitamos modificar esta función.</text:p>
        </text:list-item>
        <text:list-item>
          <text:p text:style-name="P8"><text:span text:style-name="Strong_20_Emphasis">Falta de escalabilidad</text:span>: Agregar nuevas decoraciones implica modificar el método <text:span text:style-name="Source_20_Text">decorateText</text:span>, lo que viola el principio Open/Closed de SOLID, que postula que las entidades de software (clases, módulos, funciones, etc.) deben estar abiertas para extensión, pero cerradas para modificación.</text:p>
        </text:list-item>
        <text:list-item>
          <text:p text:style-name="P2"><text:span text:style-name="Strong_20_Emphasis">Responsabilidad única</text:span>: El método <text:span text:style-name="Source_20_Text">decorateText</text:span> viola el principio de responsabilidad única al tener más de una razón para cambiar (manejar múltiples tipos de decoraciones).</text:p>
        </text:list-item>
      </text:list>
      <text:h text:style-name="P17" text:outline-level="3">Introducción al Patrón Decorator</text:h>
      <text:p text:style-name="P1">El patrón Decorator permite agregar nuevas funcionalidades a objetos de manera dinámica. Proporciona una alternativa flexible a la subclasificación para extender la funcionalidad. En este contexto, el patrón es útil para añadir decoraciones al texto sin modificar el código existente.</text:p>
      <text:h text:style-name="P17" text:outline-level="3">Refactorización Usando el Patrón Decorator</text:h>
      <text:p text:style-name="P1">A continuación, se muestra cómo podríamos refactorizar el código anterior para utilizar el patrón Decorator:</text:p>
      <text:p text:style-name="P15"><text:soft-page-break/>java</text:p>
      <text:p text:style-name="P15">Copy code</text:p>
      <text:p text:style-name="P16"><text:span text:style-name="Source_20_Text">// Component Interface</text:span></text:p>
      <text:p text:style-name="P16"><text:span text:style-name="Source_20_Text">interface Text {</text:span></text:p>
      <text:p text:style-name="P16"><text:span text:style-name="Source_20_Text"><text:s text:c="4"/>String format();</text:span></text:p>
      <text:p text:style-name="P16"><text:span text:style-name="Source_20_Text">}</text:span></text:p>
      <text:p text:style-name="P16"/>
      <text:p text:style-name="P16"><text:span text:style-name="Source_20_Text">// Concrete Component</text:span></text:p>
      <text:p text:style-name="P16"><text:span text:style-name="Source_20_Text">class PlainText implements Text {</text:span></text:p>
      <text:p text:style-name="P16"><text:span text:style-name="Source_20_Text"><text:s text:c="4"/>private String text;</text:span></text:p>
      <text:p text:style-name="P16"/>
      <text:p text:style-name="P16"><text:span text:style-name="Source_20_Text"><text:s text:c="4"/>public PlainText(String text) {</text:span></text:p>
      <text:p text:style-name="P16"><text:span text:style-name="Source_20_Text"><text:s text:c="8"/>this.text = text;</text:span></text:p>
      <text:p text:style-name="P16"><text:span text:style-name="Source_20_Text"><text:s text:c="4"/>}</text:span></text:p>
      <text:p text:style-name="P16"/>
      <text:p text:style-name="P16"><text:span text:style-name="Source_20_Text"><text:s text:c="4"/>@Override</text:span></text:p>
      <text:p text:style-name="P16"><text:span text:style-name="Source_20_Text"><text:s text:c="4"/>public String format() {</text:span></text:p>
      <text:p text:style-name="P16"><text:span text:style-name="Source_20_Text"><text:s text:c="8"/>return text;</text:span></text:p>
      <text:p text:style-name="P16"><text:span text:style-name="Source_20_Text"><text:s text:c="4"/>}</text:span></text:p>
      <text:p text:style-name="P16"><text:span text:style-name="Source_20_Text">}</text:span></text:p>
      <text:p text:style-name="P16"/>
      <text:p text:style-name="P16"><text:span text:style-name="Source_20_Text">// Decorator Base Class</text:span></text:p>
      <text:p text:style-name="P16"><text:span text:style-name="Source_20_Text">abstract class TextDecorator implements Text {</text:span></text:p>
      <text:p text:style-name="P16"><text:span text:style-name="Source_20_Text"><text:s text:c="4"/>protected Text text;</text:span></text:p>
      <text:p text:style-name="P16"/>
      <text:p text:style-name="P16"><text:span text:style-name="Source_20_Text"><text:s text:c="4"/>public TextDecorator(Text text) {</text:span></text:p>
      <text:p text:style-name="P16"><text:span text:style-name="Source_20_Text"><text:s text:c="8"/>this.text = text;</text:span></text:p>
      <text:p text:style-name="P16"><text:span text:style-name="Source_20_Text"><text:s text:c="4"/>}</text:span></text:p>
      <text:p text:style-name="P16"><text:span text:style-name="Source_20_Text">}</text:span></text:p>
      <text:p text:style-name="P16"/>
      <text:p text:style-name="P16"><text:span text:style-name="Source_20_Text">// Concrete Decorators</text:span></text:p>
      <text:p text:style-name="P16"><text:span text:style-name="Source_20_Text">class UpperCaseDecorator extends TextDecorator {</text:span></text:p>
      <text:p text:style-name="P16"><text:span text:style-name="Source_20_Text"><text:s text:c="4"/>public UpperCaseDecorator(Text text) {</text:span></text:p>
      <text:p text:style-name="P16"><text:span text:style-name="Source_20_Text"><text:s text:c="8"/>super(text);</text:span></text:p>
      <text:p text:style-name="P16"><text:span text:style-name="Source_20_Text"><text:s text:c="4"/>}</text:span></text:p>
      <text:p text:style-name="P16"/>
      <text:p text:style-name="P16"><text:span text:style-name="Source_20_Text"><text:s text:c="4"/>@Override</text:span></text:p>
      <text:p text:style-name="P16"><text:span text:style-name="Source_20_Text"><text:s text:c="4"/>public String format() {</text:span></text:p>
      <text:p text:style-name="P16"><text:span text:style-name="Source_20_Text"><text:s text:c="8"/>return text.format().toUpperCase();</text:span></text:p>
      <text:p text:style-name="P16"><text:span text:style-name="Source_20_Text"><text:s text:c="4"/>}</text:span></text:p>
      <text:p text:style-name="P16"><text:span text:style-name="Source_20_Text">}</text:span></text:p>
      <text:p text:style-name="P16"/>
      <text:p text:style-name="P16"><text:span text:style-name="Source_20_Text">class ExclamationDecorator extends TextDecorator {</text:span></text:p>
      <text:p text:style-name="P16"><text:span text:style-name="Source_20_Text"><text:s text:c="4"/>public ExclamationDecorator(Text text) {</text:span></text:p>
      <text:p text:style-name="P16"><text:span text:style-name="Source_20_Text"><text:s text:c="8"/>super(text);</text:span></text:p>
      <text:p text:style-name="P16"><text:span text:style-name="Source_20_Text"><text:s text:c="4"/>}</text:span></text:p>
      <text:p text:style-name="P16"/>
      <text:p text:style-name="P16"><text:span text:style-name="Source_20_Text"><text:s text:c="4"/>@Override</text:span></text:p>
      <text:p text:style-name="P16"><text:span text:style-name="Source_20_Text"><text:s text:c="4"/>public String format() {</text:span></text:p>
      <text:p text:style-name="P16"><text:span text:style-name="Source_20_Text"><text:s text:c="8"/>return text.format() + "!!!";</text:span></text:p>
      <text:p text:style-name="P16"><text:span text:style-name="Source_20_Text"><text:s text:c="4"/>}</text:span></text:p>
      <text:p text:style-name="P16"><text:span text:style-name="Source_20_Text">}</text:span></text:p>
      <text:p text:style-name="P16"/>
      <text:p text:style-name="P16"><text:span text:style-name="Source_20_Text">class StarDecorator extends TextDecorator {</text:span></text:p>
      <text:p text:style-name="P16"><text:span text:style-name="Source_20_Text"><text:s text:c="4"/>public StarDecorator(Text text) {</text:span></text:p>
      <text:p text:style-name="P16"><text:span text:style-name="Source_20_Text"><text:s text:c="8"/>super(text);</text:span></text:p>
      <text:p text:style-name="P16"><text:span text:style-name="Source_20_Text"><text:s text:c="4"/>}</text:span></text:p>
      <text:p text:style-name="P16"/>
      <text:p text:style-name="P16"><text:span text:style-name="Source_20_Text"><text:s text:c="4"/>@Override</text:span></text:p>
      <text:p text:style-name="P16"><text:soft-page-break/><text:span text:style-name="Source_20_Text"><text:s text:c="4"/>public String format() {</text:span></text:p>
      <text:p text:style-name="P16"><text:span text:style-name="Source_20_Text"><text:s text:c="8"/>return "***" + text.format() + "***";</text:span></text:p>
      <text:p text:style-name="P16"><text:span text:style-name="Source_20_Text"><text:s text:c="4"/>}</text:span></text:p>
      <text:p text:style-name="P16"><text:span text:style-name="Source_20_Text">}</text:span></text:p>
      <text:p text:style-name="P16"/>
      <text:p text:style-name="P16"><text:span text:style-name="Source_20_Text">// Usage</text:span></text:p>
      <text:p text:style-name="P16"><text:span text:style-name="Source_20_Text">public class DecoratorDemo {</text:span></text:p>
      <text:p text:style-name="P16"><text:span text:style-name="Source_20_Text"><text:s text:c="4"/>public static void main(String[] args) {</text:span></text:p>
      <text:p text:style-name="P16"><text:span text:style-name="Source_20_Text"><text:s text:c="8"/>Text text = new PlainText("Hello, World!");</text:span></text:p>
      <text:p text:style-name="P16"><text:span text:style-name="Source_20_Text"><text:s text:c="8"/>text = new UpperCaseDecorator(text);</text:span></text:p>
      <text:p text:style-name="P16"><text:span text:style-name="Source_20_Text"><text:s text:c="8"/>text = new ExclamationDecorator(text);</text:span></text:p>
      <text:p text:style-name="P16"><text:span text:style-name="Source_20_Text"><text:s text:c="8"/>text = new StarDecorator(text);</text:span></text:p>
      <text:p text:style-name="P16"><text:span text:style-name="Source_20_Text"><text:s text:c="8"/>System.out.println(text.format());</text:span></text:p>
      <text:p text:style-name="P16"><text:span text:style-name="Source_20_Text"><text:s text:c="4"/>}</text:span></text:p>
      <text:p text:style-name="P14"><text:span text:style-name="Source_20_Text">}</text:span></text:p>
      <text:h text:style-name="P17" text:outline-level="3">Ventajas del Patrón Decorator</text:h>
      <text:list xml:id="list5888842600864274499" text:style-name="L2">
        <text:list-item>
          <text:p text:style-name="P9"><text:span text:style-name="Strong_20_Emphasis">Flexibilidad</text:span>: Permite combinar funcionalidades dinámicamente y agregar nuevas funcionalidades sin alterar los objetos existentes.</text:p>
        </text:list-item>
        <text:list-item>
          <text:p text:style-name="P9"><text:span text:style-name="Strong_20_Emphasis">Mantenibilidad</text:span>: Se adhiere al principio Open/Closed, ya que podemos introducir nuevas decoraciones sin modificar el código existente.</text:p>
        </text:list-item>
        <text:list-item>
          <text:p text:style-name="P3"><text:span text:style-name="Strong_20_Emphasis">Separación de preocupaciones</text:span>: Cada decorador se centra en una única funcionalidad.</text:p>
        </text:list-item>
      </text:list>
      <text:h text:style-name="P17" text:outline-level="3">Principios SOLID Relacionados</text:h>
      <text:list xml:id="list967680891523959987" text:style-name="L3">
        <text:list-item>
          <text:p text:style-name="P10"><text:span text:style-name="Strong_20_Emphasis">Principio de Responsabilidad Única</text:span>: Cada clase tiene una sola responsabilidad.</text:p>
        </text:list-item>
        <text:list-item>
          <text:p text:style-name="P4"><text:span text:style-name="Strong_20_Emphasis">Principio Abierto/Cerrado</text:span>: Las clases existentes están cerradas para modificación pero abiertas para extensión.</text:p>
        </text:list-item>
      </text:list>
      <text:h text:style-name="P17" text:outline-level="3">Patrones Similares</text:h>
      <text:list xml:id="list6351187077376153482" text:style-name="L4">
        <text:list-item>
          <text:p text:style-name="P11"><text:span text:style-name="Strong_20_Emphasis">Patrón Composite</text:span>: Similar al Decorator en que ambos se utilizan para construir una funcionalidad sobre estructuras de objetos. Sin embargo, Composite se enfoca en formar estructuras de árbol para representar jerarquías parte-todo, mientras que Decorator se centra en añadir responsabilidades adicionales.</text:p>
        </text:list-item>
        <text:list-item>
          <text:p text:style-name="P5"><text:span text:style-name="Strong_20_Emphasis">Patrón Chain of Responsibility</text:span>: Permite pasar solicitudes a lo largo de una cadena de posibles manejadores hasta que uno de ellos maneje la solicitud. Aunque es similar en construir una cadena, difiere en su intención y en la forma de manejo de solicitudes.</text:p>
        </text:list-item>
      </text:list>
      <text:p text:style-name="Standard"/>
      <text:p text:style-name="Standard"/>
      <text:p text:style-name="Standard"/>
      <text:h text:style-name="Heading_20_3" text:outline-level="3"><text:soft-page-break/>*****************************************************************************************************************************************************************</text:h>
      <text:h text:style-name="Heading_20_3" text:outline-level="3">Refactorización con Spring Boot y Uso de Inyección de Dependencias</text:h>
      <text:p text:style-name="P1">Refactorizar el ejemplo del patrón Decorator utilizando Spring Boot realza el diseño con una gestión de dependencias más limpia y declarativa. La inyección de dependencias (DI) facilitada por Spring Boot nos permite definir las relaciones entre componentes de manera flexible y configurable.</text:p>
      <text:h text:style-name="P18" text:outline-level="4">Configuración del Proyecto Spring Boot</text:h>
      <text:p text:style-name="P1">Para comenzar, asegúrate de tener configurado un proyecto Spring Boot. Puedes crear uno rápidamente con <text:a xlink:type="simple" xlink:href="https://start.spring.io/" office:target-frame-name="_new" xlink:show="replace" text:style-name="Internet_20_link" text:visited-style-name="Visited_20_Internet_20_Link">Spring Initializr</text:a>, seleccionando Java y añadiendo las dependencias necesarias para un proyecto web, aunque para este ejemplo concreto, no necesitamos ninguna dependencia adicional.</text:p>
      <text:h text:style-name="P18" text:outline-level="4">Implementación con Spring Boot</text:h>
      <text:p text:style-name="P1">Primero, definiremos las interfaces y clases en diferentes archivos dentro de la estructura de un proyecto Spring Boot típico:</text:p>
      <text:p text:style-name="P1"><text:span text:style-name="Strong_20_Emphasis">1. Text Interface (</text:span><text:span text:style-name="Strong_20_Emphasis"><text:span text:style-name="Source_20_Text">Text.java</text:span></text:span><text:span text:style-name="Strong_20_Emphasis">):</text:span></text:p>
      <text:p text:style-name="P15">java</text:p>
      <text:p text:style-name="P15">Copy code</text:p>
      <text:p text:style-name="P16"><text:span text:style-name="Source_20_Text">public interface Text {</text:span></text:p>
      <text:p text:style-name="P16"><text:span text:style-name="Source_20_Text"><text:s text:c="4"/>String format();</text:span></text:p>
      <text:p text:style-name="P14"><text:span text:style-name="Source_20_Text">}</text:span></text:p>
      <text:p text:style-name="P1"><text:span text:style-name="Strong_20_Emphasis">2. Concrete Component (</text:span><text:span text:style-name="Strong_20_Emphasis"><text:span text:style-name="Source_20_Text">PlainText.java</text:span></text:span><text:span text:style-name="Strong_20_Emphasis">):</text:span></text:p>
      <text:p text:style-name="P15">java</text:p>
      <text:p text:style-name="P15">Copy code</text:p>
      <text:p text:style-name="P16"><text:span text:style-name="Source_20_Text">import org.springframework.stereotype.Component;</text:span></text:p>
      <text:p text:style-name="P16"/>
      <text:p text:style-name="P16"><text:span text:style-name="Source_20_Text">@Component</text:span></text:p>
      <text:p text:style-name="P16"><text:span text:style-name="Source_20_Text">public class PlainText implements Text {</text:span></text:p>
      <text:p text:style-name="P16"><text:span text:style-name="Source_20_Text"><text:s text:c="4"/>private String text;</text:span></text:p>
      <text:p text:style-name="P16"/>
      <text:p text:style-name="P16"><text:span text:style-name="Source_20_Text"><text:s text:c="4"/>public PlainText(String text) {</text:span></text:p>
      <text:p text:style-name="P16"><text:span text:style-name="Source_20_Text"><text:s text:c="8"/>this.text = text;</text:span></text:p>
      <text:p text:style-name="P16"><text:span text:style-name="Source_20_Text"><text:s text:c="4"/>}</text:span></text:p>
      <text:p text:style-name="P16"/>
      <text:p text:style-name="P16"><text:span text:style-name="Source_20_Text"><text:s text:c="4"/>@Override</text:span></text:p>
      <text:p text:style-name="P16"><text:span text:style-name="Source_20_Text"><text:s text:c="4"/>public String format() {</text:span></text:p>
      <text:p text:style-name="P16"><text:span text:style-name="Source_20_Text"><text:s text:c="8"/>return text;</text:span></text:p>
      <text:p text:style-name="P16"><text:span text:style-name="Source_20_Text"><text:s text:c="4"/>}</text:span></text:p>
      <text:p text:style-name="P14"><text:span text:style-name="Source_20_Text">}</text:span></text:p>
      <text:p text:style-name="P1"><text:span text:style-name="Strong_20_Emphasis">3. Decorator Base Class (</text:span><text:span text:style-name="Strong_20_Emphasis"><text:span text:style-name="Source_20_Text">TextDecorator.java</text:span></text:span><text:span text:style-name="Strong_20_Emphasis">):</text:span></text:p>
      <text:p text:style-name="P15">java</text:p>
      <text:p text:style-name="P15">Copy code</text:p>
      <text:p text:style-name="P16"><text:span text:style-name="Source_20_Text">public abstract class TextDecorator implements Text {</text:span></text:p>
      <text:p text:style-name="P16"><text:span text:style-name="Source_20_Text"><text:s text:c="4"/>protected Text text;</text:span></text:p>
      <text:p text:style-name="P16"><text:soft-page-break/></text:p>
      <text:p text:style-name="P16"><text:span text:style-name="Source_20_Text"><text:s text:c="4"/>public TextDecorator(Text text) {</text:span></text:p>
      <text:p text:style-name="P16"><text:span text:style-name="Source_20_Text"><text:s text:c="8"/>this.text = text;</text:span></text:p>
      <text:p text:style-name="P16"><text:span text:style-name="Source_20_Text"><text:s text:c="4"/>}</text:span></text:p>
      <text:p text:style-name="P14"><text:span text:style-name="Source_20_Text">}</text:span></text:p>
      <text:p text:style-name="P1"><text:span text:style-name="Strong_20_Emphasis">4. Concrete Decorators (</text:span><text:span text:style-name="Strong_20_Emphasis"><text:span text:style-name="Source_20_Text">UpperCaseDecorator.java</text:span></text:span><text:span text:style-name="Strong_20_Emphasis">, </text:span><text:span text:style-name="Strong_20_Emphasis"><text:span text:style-name="Source_20_Text">ExclamationDecorator.java</text:span></text:span><text:span text:style-name="Strong_20_Emphasis">, </text:span><text:span text:style-name="Strong_20_Emphasis"><text:span text:style-name="Source_20_Text">StarDecorator.java</text:span></text:span><text:span text:style-name="Strong_20_Emphasis">):</text:span></text:p>
      <text:p text:style-name="P1">Cada decorador modificará el texto de manera específica:</text:p>
      <text:p text:style-name="P15">java</text:p>
      <text:p text:style-name="P15">Copy code</text:p>
      <text:p text:style-name="P16"><text:span text:style-name="Source_20_Text">import org.springframework.beans.factory.annotation.Qualifier;</text:span></text:p>
      <text:p text:style-name="P16"><text:span text:style-name="Source_20_Text">import org.springframework.stereotype.Component;</text:span></text:p>
      <text:p text:style-name="P16"/>
      <text:p text:style-name="P16"><text:span text:style-name="Source_20_Text">@Component</text:span></text:p>
      <text:p text:style-name="P16"><text:span text:style-name="Source_20_Text">public class UpperCaseDecorator extends TextDecorator {</text:span></text:p>
      <text:p text:style-name="P16"><text:span text:style-name="Source_20_Text"><text:s text:c="4"/>public UpperCaseDecorator(@Qualifier("plainText") Text text) {</text:span></text:p>
      <text:p text:style-name="P16"><text:span text:style-name="Source_20_Text"><text:s text:c="8"/>super(text);</text:span></text:p>
      <text:p text:style-name="P16"><text:span text:style-name="Source_20_Text"><text:s text:c="4"/>}</text:span></text:p>
      <text:p text:style-name="P16"/>
      <text:p text:style-name="P16"><text:span text:style-name="Source_20_Text"><text:s text:c="4"/>@Override</text:span></text:p>
      <text:p text:style-name="P16"><text:span text:style-name="Source_20_Text"><text:s text:c="4"/>public String format() {</text:span></text:p>
      <text:p text:style-name="P16"><text:span text:style-name="Source_20_Text"><text:s text:c="8"/>return text.format().toUpperCase();</text:span></text:p>
      <text:p text:style-name="P16"><text:span text:style-name="Source_20_Text"><text:s text:c="4"/>}</text:span></text:p>
      <text:p text:style-name="P16"><text:span text:style-name="Source_20_Text">}</text:span></text:p>
      <text:p text:style-name="P16"/>
      <text:p text:style-name="P16"><text:span text:style-name="Source_20_Text">@Component</text:span></text:p>
      <text:p text:style-name="P16"><text:span text:style-name="Source_20_Text">public class ExclamationDecorator extends TextDecorator {</text:span></text:p>
      <text:p text:style-name="P16"><text:span text:style-name="Source_20_Text"><text:s text:c="4"/>public ExclamationDecorator(@Qualifier("upperCaseDecorator") Text text) {</text:span></text:p>
      <text:p text:style-name="P16"><text:span text:style-name="Source_20_Text"><text:s text:c="8"/>super(text);</text:span></text:p>
      <text:p text:style-name="P16"><text:span text:style-name="Source_20_Text"><text:s text:c="4"/>}</text:span></text:p>
      <text:p text:style-name="P16"/>
      <text:p text:style-name="P16"><text:span text:style-name="Source_20_Text"><text:s text:c="4"/>@Override</text:span></text:p>
      <text:p text:style-name="P16"><text:span text:style-name="Source_20_Text"><text:s text:c="4"/>public String format() {</text:span></text:p>
      <text:p text:style-name="P16"><text:span text:style-name="Source_20_Text"><text:s text:c="8"/>return text.format() + "!!!";</text:span></text:p>
      <text:p text:style-name="P16"><text:span text:style-name="Source_20_Text"><text:s text:c="4"/>}</text:span></text:p>
      <text:p text:style-name="P16"><text:span text:style-name="Source_20_Text">}</text:span></text:p>
      <text:p text:style-name="P16"/>
      <text:p text:style-name="P16"><text:span text:style-name="Source_20_Text">@Component</text:span></text:p>
      <text:p text:style-name="P16"><text:span text:style-name="Source_20_Text">public class StarDecorator extends TextDecorator {</text:span></text:p>
      <text:p text:style-name="P16"><text:span text:style-name="Source_20_Text"><text:s text:c="4"/>public StarDecorator(@Qualifier("exclamationDecorator") Text text) {</text:span></text:p>
      <text:p text:style-name="P16"><text:span text:style-name="Source_20_Text"><text:s text:c="8"/>super(text);</text:span></text:p>
      <text:p text:style-name="P16"><text:span text:style-name="Source_20_Text"><text:s text:c="4"/>}</text:span></text:p>
      <text:p text:style-name="P16"/>
      <text:p text:style-name="P16"><text:span text:style-name="Source_20_Text"><text:s text:c="4"/>@Override</text:span></text:p>
      <text:p text:style-name="P16"><text:span text:style-name="Source_20_Text"><text:s text:c="4"/>public String format() {</text:span></text:p>
      <text:p text:style-name="P16"><text:span text:style-name="Source_20_Text"><text:s text:c="8"/>return "***" + text.format() + "***";</text:span></text:p>
      <text:p text:style-name="P16"><text:span text:style-name="Source_20_Text"><text:s text:c="4"/>}</text:span></text:p>
      <text:p text:style-name="P14"><text:span text:style-name="Source_20_Text">}</text:span></text:p>
      <text:p text:style-name="P1"><text:span text:style-name="Strong_20_Emphasis">5. Spring Boot Application Class (</text:span><text:span text:style-name="Strong_20_Emphasis"><text:span text:style-name="Source_20_Text">DecoratorDemoApplication.java</text:span></text:span><text:span text:style-name="Strong_20_Emphasis">):</text:span></text:p>
      <text:p text:style-name="P1">Aquí, inyectaremos las dependencias usando Spring y ejecutaremos la aplicación:</text:p>
      <text:p text:style-name="P15">java</text:p>
      <text:p text:style-name="P15">Copy code</text:p>
      <text:p text:style-name="P16"><text:span text:style-name="Source_20_Text">import org.springframework.boot.CommandLineRunner;</text:span></text:p>
      <text:p text:style-name="P16"><text:soft-page-break/><text:span text:style-name="Source_20_Text">import org.springframework.boot.SpringApplication;</text:span></text:p>
      <text:p text:style-name="P16"><text:span text:style-name="Source_20_Text">import org.springframework.boot.autoconfigure.SpringBootApplication;</text:span></text:p>
      <text:p text:style-name="P16"><text:span text:style-name="Source_20_Text">import org.springframework.context.annotation.Bean;</text:span></text:p>
      <text:p text:style-name="P16"/>
      <text:p text:style-name="P16"><text:span text:style-name="Source_20_Text">@SpringBootApplication</text:span></text:p>
      <text:p text:style-name="P16"><text:span text:style-name="Source_20_Text">public class DecoratorDemoApplication {</text:span></text:p>
      <text:p text:style-name="P16"/>
      <text:p text:style-name="P16"><text:span text:style-name="Source_20_Text"><text:s text:c="4"/>public static void main(String[] args) {</text:span></text:p>
      <text:p text:style-name="P16"><text:span text:style-name="Source_20_Text"><text:s text:c="8"/>SpringApplication.run(DecoratorDemoApplication.class, args);</text:span></text:p>
      <text:p text:style-name="P16"><text:span text:style-name="Source_20_Text"><text:s text:c="4"/>}</text:span></text:p>
      <text:p text:style-name="P16"/>
      <text:p text:style-name="P16"><text:span text:style-name="Source_20_Text"><text:s text:c="4"/>@Bean</text:span></text:p>
      <text:p text:style-name="P16"><text:span text:style-name="Source_20_Text"><text:s text:c="4"/>CommandLineRunner run(Text text) {</text:span></text:p>
      <text:p text:style-name="P16"><text:span text:style-name="Source_20_Text"><text:s text:c="8"/>return args -&gt; {</text:span></text:p>
      <text:p text:style-name="P16"><text:span text:style-name="Source_20_Text"><text:s text:c="12"/>System.out.println(text.format());</text:span></text:p>
      <text:p text:style-name="P16"><text:span text:style-name="Source_20_Text"><text:s text:c="8"/>};</text:span></text:p>
      <text:p text:style-name="P16"><text:span text:style-name="Source_20_Text"><text:s text:c="4"/>}</text:span></text:p>
      <text:p text:style-name="P16"/>
      <text:p text:style-name="P16"><text:span text:style-name="Source_20_Text"><text:s text:c="4"/>@Bean</text:span></text:p>
      <text:p text:style-name="P16"><text:span text:style-name="Source_20_Text"><text:s text:c="4"/>public Text text() {</text:span></text:p>
      <text:p text:style-name="P16"><text:span text:style-name="Source_20_Text"><text:s text:c="8"/>Text plainText = new PlainText("Hello, World!");</text:span></text:p>
      <text:p text:style-name="P16"><text:span text:style-name="Source_20_Text"><text:s text:c="8"/>Text upperCaseText = new UpperCaseDecorator(plainText);</text:span></text:p>
      <text:p text:style-name="P16"><text:span text:style-name="Source_20_Text"><text:s text:c="8"/>Text exclamationText = new ExclamationDecorator(upperCaseText);</text:span></text:p>
      <text:p text:style-name="P16"><text:span text:style-name="Source_20_Text"><text:s text:c="8"/>return new StarDecorator(exclamationText);</text:span></text:p>
      <text:p text:style-name="P16"><text:span text:style-name="Source_20_Text"><text:s text:c="4"/>}</text:span></text:p>
      <text:p text:style-name="P14"><text:span text:style-name="Source_20_Text">}</text:span></text:p>
      <text:h text:style-name="P18" text:outline-level="4">Ventajas de Usar Spring Boot para este Refactor</text:h>
      <text:list xml:id="list1036368466009698216" text:style-name="L5">
        <text:list-item>
          <text:p text:style-name="P12"><text:span text:style-name="Strong_20_Emphasis">Desacoplamiento</text:span>: Los componentes están menos acoplados ya que Spring gestiona la creación y la inyección de dependencias, lo cual mejora la modularidad del código.</text:p>
        </text:list-item>
        <text:list-item>
          <text:p text:style-name="P12"><text:span text:style-name="Strong_20_Emphasis">Facilidad de configuración</text:span>: La configuración de las dependencias se maneja externamente en las clases de configuración, haciendo el sistema más flexible y fácil de modificar.</text:p>
        </text:list-item>
        <text:list-item>
          <text:p text:style-name="P6"><text:span text:style-name="Strong_20_Emphasis">Escalabilidad</text:span>: Añadir nuevas decoraciones o modificar las existentes se vuelve trivial y no requiere cambios en los consumidores o en la configuración principal.</text:p>
        </text:list-item>
      </text:list>
      <text:p text:style-name="P1">Esta implementación demuestra cómo Spring Boot puede simplificar el manejo de dependencias complejas y mejorar la estructura del código al adoptar el patrón Decorator en aplicaciones Java.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**********************************************************************************************************************************************************************************************************************************************</text:p>
      <text:p text:style-name="P1">Para refactorizar el ejemplo anterior utilizando programación funcional, vamos a utilizar las características de Java 8 en adelante, como expresiones lambda y el método <text:span text:style-name="Source_20_Text">map()</text:span> de la interfaz <text:span text:style-name="Source_20_Text">Function</text:span>.</text:p>
      <text:p text:style-name="P15">java</text:p>
      <text:p text:style-name="P15">Copy code</text:p>
      <text:p text:style-name="P16"><text:span text:style-name="Source_20_Text">import java.util.function.Function;</text:span></text:p>
      <text:p text:style-name="P16"/>
      <text:p text:style-name="P16"><text:span text:style-name="Source_20_Text">public class FunctionalDecoratorDemo {</text:span></text:p>
      <text:p text:style-name="P16"><text:span text:style-name="Source_20_Text"><text:s text:c="4"/></text:span></text:p>
      <text:p text:style-name="P16"><text:span text:style-name="Source_20_Text"><text:s text:c="4"/>// Función para aplicar la decoración de mayúsculas</text:span></text:p>
      <text:p text:style-name="P16"><text:span text:style-name="Source_20_Text"><text:s text:c="4"/>static Function&lt;String, String&gt; upperCaseDecorator = text -&gt; text.toUpperCase();</text:span></text:p>
      <text:p text:style-name="P16"/>
      <text:p text:style-name="P16"><text:span text:style-name="Source_20_Text"><text:s text:c="4"/>// Función para aplicar la decoración de exclamación</text:span></text:p>
      <text:p text:style-name="P16"><text:span text:style-name="Source_20_Text"><text:s text:c="4"/>static Function&lt;String, String&gt; exclamationDecorator = text -&gt; text + "!!!";</text:span></text:p>
      <text:p text:style-name="P16"/>
      <text:p text:style-name="P16"><text:span text:style-name="Source_20_Text"><text:s text:c="4"/>// Función para aplicar la decoración de estrellas</text:span></text:p>
      <text:p text:style-name="P16"><text:span text:style-name="Source_20_Text"><text:s text:c="4"/>static Function&lt;String, String&gt; starDecorator = text -&gt; "***" + text + "***";</text:span></text:p>
      <text:p text:style-name="P16"/>
      <text:p text:style-name="P16"><text:span text:style-name="Source_20_Text"><text:s text:c="4"/>public static void main(String[] args) {</text:span></text:p>
      <text:p text:style-name="P16"><text:span text:style-name="Source_20_Text"><text:s text:c="8"/>Function&lt;String, String&gt; decoratedText = upperCaseDecorator</text:span></text:p>
      <text:p text:style-name="P16"><text:span text:style-name="Source_20_Text"><text:s text:c="16"/>.andThen(exclamationDecorator)</text:span></text:p>
      <text:p text:style-name="P16"><text:span text:style-name="Source_20_Text"><text:s text:c="16"/>.andThen(starDecorator);</text:span></text:p>
      <text:p text:style-name="P16"/>
      <text:p text:style-name="P16"><text:span text:style-name="Source_20_Text"><text:s text:c="8"/>String text = "Hello, World!";</text:span></text:p>
      <text:p text:style-name="P16"><text:span text:style-name="Source_20_Text"><text:s text:c="8"/>System.out.println(decoratedText.apply(text));</text:span></text:p>
      <text:p text:style-name="P16"><text:span text:style-name="Source_20_Text"><text:s text:c="4"/>}</text:span></text:p>
      <text:p text:style-name="P14"><text:span text:style-name="Source_20_Text">}</text:span></text:p>
      <text:h text:style-name="P17" text:outline-level="3">Ventajas de la Programación Funcional</text:h>
      <text:list xml:id="list6209596192783289407" text:style-name="L6">
        <text:list-item>
          <text:p text:style-name="P13"><text:span text:style-name="Strong_20_Emphasis">Expresividad</text:span>: Las funciones son tratadas como ciudadanos de primer nivel, lo que permite una expresión más clara y concisa del código.</text:p>
        </text:list-item>
        <text:list-item>
          <text:p text:style-name="P13"><text:span text:style-name="Strong_20_Emphasis">Composición de Funciones</text:span>: La capacidad de componer funciones permite una construcción flexible y modular de la lógica del programa.</text:p>
        </text:list-item>
        <text:list-item>
          <text:p text:style-name="P7"><text:span text:style-name="Strong_20_Emphasis">Inmutabilidad</text:span>: Al trabajar con funciones inmutables, se evitan efectos secundarios y se promueve un diseño más seguro y predecible.</text:p>
        </text:list-item>
      </text:list>
      <text:p text:style-name="P1">Esta implementación aprovecha las ventajas de la programación funcional para definir y componer las diferentes decoraciones de texto de manera clara y concisa, mejorando así la legibilidad y mantenibilidad del códig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13T17:03:08.23</meta:creation-date>
    <dc:date>2024-05-13T17:08:13.96</dc:date>
    <meta:editing-duration>PT5M5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7" meta:paragraph-count="233" meta:word-count="1292" meta:character-count="10769"/>
  </office:meta>
</office:document-meta>
</file>